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1.35cm" fo:min-width="12cm"/>
    </style:style>
    <style:style style:name="gr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035cm" svg:stroke-color="#ff66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305cm"/>
    </style:style>
    <style:style style:name="gr5" style:family="graphic" style:parent-style-name="standard">
      <style:graphic-properties draw:stroke="none" svg:stroke-color="#000000" draw:fill="none" draw:fill-color="#ffffff" fo:min-height="2.32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Ultrafine_20_Dotted_20__28_var_29_" svg:stroke-width="0.159cm" draw:marker-start-width="0.439cm" draw:marker-end-width="0.439cm" draw:fill="none" draw:textarea-vertical-align="middle" fo:padding-top="0.205cm" fo:padding-bottom="0.205cm" fo:padding-left="0.33cm" fo:padding-right="0.33cm"/>
    </style:style>
    <style:style style:name="gr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svg:stroke-width="0.035cm" svg:stroke-color="#ff6600" draw:marker-start-width="0.252cm" draw:marker-end-width="0.252cm" draw:fill="none" draw:textarea-horizontal-align="justify" draw:textarea-vertical-align="middle" draw:auto-grow-height="false" fo:min-height="0.99cm" fo:min-width="0.74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11.6cm" svg:x="1.61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14.8cm" svg:y="3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14.5cm" svg:y="6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2cm" svg:height="1.555cm" svg:x="15.6cm" svg:y="3.649cm">
          <draw:text-box>
            <text:p><text:span text:style-name="T1">B</text:span><text:span text:style-name="T1">a</text:span><text:span text:style-name="T1">t</text:span><text:span text:style-name="T1">h</text:span><text:span text:style-name="T1">y</text:span><text:span text:style-name="T1">m</text:span><text:span text:style-name="T1">e</text:span><text:span text:style-name="T1">t</text:span><text:span text:style-name="T1">r</text:span><text:span text:style-name="T1">y </text:span><text:span text:style-name="T1">p</text:span><text:span text:style-name="T1">o</text:span><text:span text:style-name="T1">i</text:span><text:span text:style-name="T1">n</text:span><text:span text:style-name="T1">t</text:span><text:span text:style-name="T1">s</text:span></text:p>
          </draw:text-box>
        </draw:frame>
        <draw:frame draw:style-name="gr4" draw:text-style-name="P3" draw:layer="layout" svg:width="4.1cm" svg:height="1.555cm" svg:x="15.6cm" svg:y="5.245cm">
          <draw:text-box>
            <text:p><text:span text:style-name="T1">Images (AUV path)</text:span></text:p>
          </draw:text-box>
        </draw:frame>
        <draw:frame draw:style-name="gr5" draw:text-style-name="P4" draw:layer="layout" svg:width="4.49cm" svg:height="2.571cm" svg:x="15.6cm" svg:y="6.594cm">
          <draw:text-box>
            <text:p><text:span text:style-name="T2">I</text:span><text:span text:style-name="T2">m</text:span><text:span text:style-name="T2">a</text:span><text:span text:style-name="T2">g</text:span><text:span text:style-name="T2">e</text:span><text:span text:style-name="T2">s </text:span><text:span text:style-name="T2">c</text:span><text:span text:style-name="T2">o</text:span><text:span text:style-name="T2">r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d</text:span><text:span text:style-name="T2">i</text:span><text:span text:style-name="T2">n</text:span><text:span text:style-name="T2">g </text:span><text:span text:style-name="T2">t</text:span><text:span text:style-name="T2">o </text:span><text:span text:style-name="T2">b</text:span><text:span text:style-name="T2">a</text:span><text:span text:style-name="T2">t</text:span><text:span text:style-name="T2">h</text:span><text:span text:style-name="T2">y</text:span><text:span text:style-name="T2">m</text:span><text:span text:style-name="T2">e</text:span><text:span text:style-name="T2">t</text:span><text:span text:style-name="T2">r</text:span><text:span text:style-name="T2">y </text:span><text:span text:style-name="T2">p</text:span><text:span text:style-name="T2">o</text:span><text:span text:style-name="T2">i</text:span><text:span text:style-name="T2">n</text:span><text:span text:style-name="T2">t</text:span></text:p>
          </draw:text-box>
        </draw:frame>
        <draw:custom-shape draw:style-name="gr6" draw:text-style-name="P2" draw:layer="layout" svg:width="0.21cm" svg:height="0.231cm" svg:x="2.8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4.59cm" svg:y="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6.4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2.8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1cm" svg:x="4.591cm" svg:y="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1cm" svg:x="6.4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2.8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4.59cm" svg:y="4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6.4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cm" svg:x="2.8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4.591cm" svg:y="4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6.40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2.8cm" svg:y="6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4.59cm" svg:y="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6.4cm" svg:y="6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cm" svg:x="2.8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4.591cm" svg:y="6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6.401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8.2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9.99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11.8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8.2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1cm" svg:x="9.99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1cm" svg:x="11.8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8.2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9.99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11.8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cm" svg:x="8.2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9.99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11.80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8.2cm" svg:y="6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9.99cm" svg:y="6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11.8cm" svg:y="6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cm" svg:x="8.2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9.991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11.801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2.8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4.59cm" svg:y="8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6.4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2.8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1cm" svg:x="4.591cm" svg:y="8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1cm" svg:x="6.4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2.8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4.59cm" svg:y="9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6.4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cm" svg:x="2.8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4.591cm" svg:y="9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6.401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2.8cm" svg:y="11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4.59cm" svg:y="11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6.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cm" svg:x="2.8cm" svg:y="11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4.591cm" svg:y="11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6.401cm" svg:y="1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8.2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9.99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11.8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8.2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1cm" svg:x="9.99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1cm" svg:x="11.8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8.2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9.99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11.8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cm" svg:x="8.2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9.991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11.801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8.2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9.99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1cm" svg:height="0.231cm" svg:x="11.8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9.991cm" svg:y="1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09cm" svg:height="0.23cm" svg:x="11.801cm" svg:y="1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8.081cm" svg:height="14.018cm" draw:transform="skewX (0.0541052068118243) rotate (-0.829554993472906) translate (9.6910415685086cm -0.148978451579029cm)" svg:viewBox="0 0 8082 14019" svg:d="M3944 14019c2116 0 2459-1545 1401-2610s263-1616 1644-2400c1380-783 1922-2723-1241-3637-3164-913-3738 573-3029 2043s-2771 3545-2540 1475c230-2070-489-3691-11-4410s4140-4480 4140-4480">
          <text:p/>
        </draw:path>
        <draw:custom-shape draw:style-name="gr8" draw:text-style-name="P5" draw:layer="layout" svg:width="0.4cm" svg:height="0.4cm" svg:x="14.9cm" svg:y="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8cm" svg:height="1.8cm" svg:x="3.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3.8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2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5.6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7.4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7.4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3.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3.8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3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2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5.6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7.4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5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7.4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9.2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9.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9.2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3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5.6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7.4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7.401cm" svg:y="1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9.2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1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8cm" svg:x="3.801cm" svg:y="3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cm" fo:page-height="1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20:46:15.222935562</meta:creation-date>
    <dc:date>2016-10-31T17:30:17.392328176</dc:date>
    <meta:editing-duration>PT2H10M58S</meta:editing-duration>
    <meta:editing-cycles>15</meta:editing-cycles>
    <meta:generator>LibreOffice/5.2.2.2.0$Linux_X86_64 LibreOffice_project/20m0$Build-2</meta:generator>
    <meta:document-statistic meta:object-count="104"/>
  </office:meta>
</office:document-meta>
</file>